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4.4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0.8cm" svg:x="3.1cm" svg:y="3cm">
          <text:p text:style-name="P1"><text:span text:style-name="T1">Geometrie Frame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5.1cm" svg:height="1.673cm" svg:x="3.1cm" svg:y="1.3cm">
          <draw:text-box>
            <text:p text:style-name="P3"><text:span text:style-name="T2">Vereinfachter aktueller Hardwarezugriff</text:span></text:p>
          </draw:text-box>
        </draw:frame>
        <draw:custom-shape draw:style-name="gr1" draw:text-style-name="P2" draw:layer="layout" svg:width="4.9cm" svg:height="0.8cm" svg:x="11cm" svg:y="3cm">
          <text:p text:style-name="P1"><text:span text:style-name="T1">Geometrie Frame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6cm">
          <text:p text:style-name="P1"><text:span text:style-name="T1">FR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3.1cm" svg:y="9cm">
          <text:p text:style-name="P1"><text:span text:style-name="T1">FPGA-Modul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cm" svg:height="1.673cm" svg:x="11cm" svg:y="1.3cm">
          <draw:text-box>
            <text:p text:style-name="P3"><text:span text:style-name="T2">Vereinfachter neuer Hardwarezugriff</text:span></text:p>
          </draw:text-box>
        </draw:frame>
        <draw:line draw:style-name="gr3" draw:text-style-name="P5" draw:layer="layout" svg:x1="5.5cm" svg:y1="3.8cm" svg:x2="5.5cm" svg:y2="9cm">
          <text:p/>
        </draw:line>
        <draw:line draw:style-name="gr3" draw:text-style-name="P5" draw:layer="layout" svg:x1="13.5cm" svg:y1="3.8cm" svg:x2="13.5cm" svg:y2="6cm">
          <text:p/>
        </draw:line>
        <draw:line draw:style-name="gr3" draw:text-style-name="P5" draw:layer="layout" svg:x1="13.5cm" svg:y1="6.8cm" svg:x2="13.5cm" svg:y2="9cm">
          <text:p/>
        </draw:line>
        <draw:frame draw:style-name="gr2" draw:text-style-name="P6" draw:layer="layout" svg:width="3.3cm" svg:height="1.673cm" svg:x="5.4cm" svg:y="5.6cm">
          <draw:text-box>
            <text:p><text:span text:style-name="T3">Zugriff über die Adresse</text:span></text:p>
          </draw:text-box>
        </draw:frame>
        <draw:frame draw:style-name="gr2" draw:text-style-name="P6" draw:layer="layout" svg:width="3.3cm" svg:height="1.673cm" svg:x="13.5cm" svg:y="7.2cm">
          <draw:text-box>
            <text:p><text:span text:style-name="T3">Setzen über den Kernel</text:span></text:p>
          </draw:text-box>
        </draw:frame>
        <draw:frame draw:style-name="gr2" draw:text-style-name="P6" draw:layer="layout" svg:width="3.3cm" svg:height="1.673cm" svg:x="13.5cm" svg:y="4.1cm">
          <draw:text-box>
            <text:p><text:span text:style-name="T3">Zugriff über den Name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8T15:26:23.800386058</meta:creation-date>
    <dc:date>2019-11-17T15:15:32.395000000</dc:date>
    <meta:editing-duration>PT44M13S</meta:editing-duration>
    <meta:editing-cycles>11</meta:editing-cycles>
    <meta:generator>LibreOffice/6.3.2.2$Windows_X86_64 LibreOffice_project/98b30e735bda24bc04ab42594c85f7fd8be07b9c</meta:generator>
    <meta:document-statistic meta:object-count="13"/>
  </office:meta>
</office:document-meta>
</file>